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9_2</text:p>
      <text:p text:style-name="P6">American Genizah Project: Partnership for Posterity</text:p>
      <text:p text:style-name="P6">Sabato Morais Collection Catalogue Template</text:p>
      <text:p text:style-name="P7"/>
      <text:p text:style-name="P7">Cataloguer: Heather Newlin</text:p>
      <text:p text:style-name="P7"/>
      <text:p text:style-name="P7"/>
      <text:p text:style-name="P7">I. Provenance</text:p>
      <text:p text:style-name="P7"/>
      <text:p text:style-name="P7">Source: CAJS Sabato Morais Papers</text:p>
      <text:p text:style-name="P7">Location: Box 6, FF 9</text:p>
      <text:p text:style-name="P7">Restrictions: ?</text:p>
      <text:p text:style-name="P7"/>
      <text:p text:style-name="P7">II. Descriptive Metadata</text:p>
      <text:p text:style-name="P7"/>
      <text:p text:style-name="P7">Script<text:tab/><text:tab/><text:tab/><text:tab/><text:tab/><text:tab/>Manuscript<text:tab/></text:p>
      <text:p text:style-name="P7"><text:s/>(manuscript or typescript) <text:tab/><text:tab/><text:tab/><text:tab/></text:p>
      <text:p text:style-name="P7">Language (s)<text:tab/><text:tab/><text:tab/><text:tab/><text:tab/>English<text:tab/><text:tab/><text:tab/><text:tab/><text:tab/></text:p>
      <text:p text:style-name="P7">Author of letter<text:tab/><text:tab/><text:tab/><text:tab/>T. Downs<text:tab/></text:p>
      <text:p text:style-name="P7">Signed letter<text:tab/><text:tab/><text:tab/><text:tab/><text:tab/>Y</text:p>
      <text:p text:style-name="P7">Unsigned letter</text:p>
      <text:p text:style-name="P7">Dictated letter</text:p>
      <text:p text:style-name="P7">Anonymous</text:p>
      <text:p text:style-name="P7">Addressee of letter<text:tab/><text:tab/><text:tab/><text:tab/>Sabato Morais</text:p>
      <text:p text:style-name="P7">Addressee as “Editor”<text:tab/><text:tab/><text:tab/><text:tab/></text:p>
      <text:p text:style-name="P7">Date (derived from Hebrew Date)<text:tab/><text:tab/></text:p>
      <text:p text:style-name="P7">Date (derived from Gregorian calendar)<text:tab/>May 7, 1892</text:p>
      <text:p text:style-name="P7">Month<text:tab/><text:tab/><text:tab/><text:tab/><text:tab/><text:tab/>May</text:p>
      <text:p text:style-name="P7">Year<text:tab/><text:tab/><text:tab/><text:tab/><text:tab/><text:tab/>1892</text:p>
      <text:p text:style-name="P7">Hebrew Date<text:tab/><text:tab/><text:tab/><text:tab/><text:tab/></text:p>
      <text:p text:style-name="P7">Undated</text:p>
      <text:p text:style-name="P7">City<text:tab/><text:tab/><text:tab/><text:tab/><text:tab/><text:tab/>Philadelphia</text:p>
      <text:p text:style-name="P7">State<text:tab/><text:tab/><text:tab/><text:tab/><text:tab/><text:tab/>PA</text:p>
      <text:p text:style-name="P7">Country<text:tab/><text:tab/><text:tab/><text:tab/><text:tab/>USA</text:p>
      <text:p text:style-name="P7">Subject<text:tab/><text:tab/><text:tab/><text:tab/><text:tab/></text:p>
      <text:p text:style-name="P7">Keywords</text:p>
      <text:p text:style-name="P7"/>
      <text:p text:style-name="P7"/>
      <text:p text:style-name="P7">III. Document Types</text:p>
      <text:p text:style-name="P7"/>
      <text:p text:style-name="P7">Correspondence<text:tab/><text:tab/><text:tab/><text:tab/>Y</text:p>
      <text:p text:style-name="P7">(Synagogue) Sermon</text:p>
      <text:p text:style-name="P7">(Public) Discourse</text:p>
      <text:p text:style-name="P7">Literary Document<text:tab/><text:tab/><text:tab/><text:tab/></text:p>
      <text:p text:style-name="P7">Legal Document</text:p>
      <text:p text:style-name="P7">Receipts</text:p>
      <text:p text:style-name="P7">Newspaper Clipping</text:p>
      <text:p text:style-name="P7">Greeting Card</text:p>
      <text:p text:style-name="P7">Calling Card</text:p>
      <text:p text:style-name="P7"><text:soft-page-break/></text:p>
      <text:p text:style-name="P7"/>
      <text:p text:style-name="P7">IV. Physical Features </text:p>
      <text:p text:style-name="P7"/>
      <text:p text:style-name="P7">Condition (e.g. fragile)<text:tab/><text:tab/><text:tab/></text:p>
      <text:p text:style-name="P7">Paper size (letter or legal size)<text:tab/><text:tab/></text:p>
      <text:p text:style-name="P7">Number of Pages<text:tab/><text:tab/><text:tab/><text:tab/>1</text:p>
      <text:p text:style-name="P7">Number of Sheets<text:tab/><text:tab/><text:tab/><text:tab/>1</text:p>
      <text:p text:style-name="P7">Fragment<text:tab/><text:tab/><text:tab/><text:tab/><text:tab/></text:p>
      <text:p text:style-name="P7">Pagination </text:p>
      <text:p text:style-name="P7">Foliation</text:p>
      <text:p text:style-name="P7">Additional Numeration</text:p>
      <text:p text:style-name="P7">Envelope<text:tab/><text:tab/><text:tab/><text:tab/><text:tab/>Y</text:p>
      <text:p text:style-name="P7">Stamp<text:tab/><text:tab/><text:tab/><text:tab/><text:tab/><text:tab/>Y</text:p>
      <text:p text:style-name="P7">Postma<text:tab/>rk<text:tab/><text:tab/><text:tab/><text:tab/><text:tab/>Y</text:p>
      <text:p text:style-name="P7">Wax seal<text:tab/><text:tab/><text:tab/><text:tab/><text:tab/></text:p>
      <text:p text:style-name="P7"/>
      <text:p text:style-name="P7">V. Added entries </text:p>
      <text:p text:style-name="P7"/>
      <text:p text:style-name="P7">Additional names mentioned: </text:p>
      <text:p text:style-name="P7">Additional Places mentioned: </text:p>
      <text:p text:style-name="P7">Additional Dates mentioned:</text:p>
      <text:p text:style-name="P7"/>
      <text:p text:style-name="P7">VI. Not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If not called for in ___ days return to/</text:p>
      <text:p text:style-name="P2">BINGHAM HOUSE/ PHILADELPHIA./</text:p>
      <text:p text:style-name="P3">Revd. Dr. Morais./</text:p>
      <text:p text:style-name="P3">546 Nth 5th st/</text:p>
      <text:p text:style-name="P4">City<text:span text:style-name="T2">/</text:span></text:p>
      <text:p text:style-name="P4"><text:span text:style-name="T2"/></text:p>
      <text:p text:style-name="P5"><text:span text:style-name="T2">[Page 1]</text:span></text:p>
      <text:p text:style-name="P5"><text:span text:style-name="T2">Bingham House/</text:span></text:p>
      <text:p text:style-name="P4"><text:span text:style-name="T2">Philadelphia May 7 1892/</text:span></text:p>
      <text:p text:style-name="P5"><text:span text:style-name="T2">Rev</text:span><text:span text:style-name="T3">d</text:span><text:span text:style-name="T5">. Dr Morais/</text:span></text:p>
      <text:p text:style-name="P5"><text:span text:style-name="T5"><text:tab/>546 Nth. 5th. St City/</text:span></text:p>
      <text:p text:style-name="P5"><text:span text:style-name="T5">Rev</text:span><text:span text:style-name="T3">d</text:span><text:span text:style-name="T5">. Sir/</text:span></text:p>
      <text:p text:style-name="P5"><text:span text:style-name="T5"><text:tab/>Your favor of the 6</text:span><text:span text:style-name="T3">th</text:span><text:span text:style-name="T5">. is at/ hand./</text:span></text:p>
      <text:p text:style-name="P5"><text:soft-page-break/><text:span text:style-name="T5"><text:tab/>I sincerely hope the change will/ be agreable[sic!] to the Shapiros/</text:span></text:p>
      <text:p text:style-name="P5"><text:span text:style-name="T5"><text:tab/>Her shoes are weather-beaten/ and leaky, and her socks are none of/ the best I suspect, but it is awkward/ for me to take the matter in hand./ <text:s/>I would willing pay for their renewal,/ or any thing else that would be useful,/ if anyone could be found to deal with/ the matter./</text:span></text:p>
      <text:p text:style-name="P5"><text:span text:style-name="T5"><text:tab/>Wright Tyndale &amp; Van Roden/ of South 11</text:span><text:span text:style-name="T3">th</text:span><text:span text:style-name="T5">. St will tell you my word/ is good./</text:span></text:p>
      <text:p text:style-name="P5"><text:span text:style-name="T5"><text:tab/>I leave here to-morrow, but/ a letter address</text:span><text:span text:style-name="T3">d</text:span><text:span text:style-name="T5">. to The Burroughs &amp;/ Mountford Co., Trenton, N. J. for me would/ meet my prompt attention. <text:s/>I am, Revd Sir,/ Yours very truly/ </text:span><text:span text:style-name="T4">T. Downs</text:span><text:span text:style-name="T5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5:32:34.03</meta:creation-date>
    <dc:date>2011-12-01T15:37:17.84</dc:date>
    <dc:creator>Penn Libraries</dc:creator>
    <meta:editing-duration>PT00H04M4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7" meta:word-count="327" meta:character-count="2112"/>
  </office:meta>
</office:document-meta>
</file>